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6 year professional summary</text:h>
      <text:h text:style-name="Heading_20_3" text:outline-level="3">Technology</text:h>
      <text:p text:style-name="First_20_paragraph"><text:span text:style-name="T4">Languages:</text:span> Javascript - HTML5 - Sass - CSS3 - Bash - LESS - PHP - SQL<text:line-break/><text:span text:style-name="T5">Javascript</text:span><text:span text:style-name="T6"> </text:span><text:span text:style-name="T7">libraries:</text:span> React - Angular - jQuery - Require - Meteor - Backbone - VelocityJs<text:line-break/><text:span text:style-name="T8">CSS</text:span><text:span text:style-name="T9"> </text:span><text:span text:style-name="T10">libraries:</text:span> Bourbon - Bootstrap - Foundation<text:line-break/><text:span text:style-name="T11">Testing:</text:span> Mocha - Chai - Enzyme<text:line-break/><text:span text:style-name="T12">Servers:</text:span> Node - Apache<text:line-break/><text:span text:style-name="T13">Tooling:</text:span> WebPack - NPM - Grunt - Vagrant - ImageMagick - Bower - Yeoman<text:line-break/><text:span text:style-name="T14">Cloud</text:span><text:span text:style-name="T15"> </text:span><text:span text:style-name="T16">services:</text:span> Sentry - Github - Amazon Web Services (AWS) - GitLab - BitBucket<text:line-break/><text:span text:style-name="T17">Client/Server</text:span><text:span text:style-name="T18"> </text:span><text:span text:style-name="T19">Communication:</text:span> AJAX - WebSockets<text:line-break/><text:span text:style-name="T20">Graphics</text:span><text:span text:style-name="T21"> </text:span><text:span text:style-name="T22">Applications:</text:span> Photoshop - Illustrator - InDesign - Sketch<text:line-break/><text:span text:style-name="T23">Other</text:span><text:span text:style-name="T24"> </text:span><text:span text:style-name="T25">Applications:</text:span> Sublime - iTerm2 - Chrome Dev Tools - iOs Simulator - Genymotion - All the Browsers<text:line-break/><text:span text:style-name="T26">Version</text:span><text:span text:style-name="T27"> </text:span><text:span text:style-name="T28">Control:</text:span> Git - SVN - CVS<text:line-break/><text:span text:style-name="T29">OS:</text:span> OSX - Windows 7/XP<text:line-break/><text:span text:style-name="T30">Databases:</text:span> MongoDB - MySQL</text:p>
      <text:h text:style-name="Heading_20_3" text:outline-level="3">Career</text:h>
      <text:h text:style-name="Heading_20_4" text:outline-level="4">OKCupid (dating website) - Frontend Engineer, November 2013 - August 2016</text:h>
      <text:list text:style-name="L1">
        <text:list-item>
          <text:p text:style-name="P1">Building single-page and mutli-page web apps</text:p>
          <text:list text:style-name="L2">
            <text:list-item>
              <text:p text:style-name="P2">Using React and Angular</text:p>
            </text:list-item>
            <text:list-item>
              <text:p text:style-name="P2">responsible for entire dating site front end feature sets</text:p>
            </text:list-item>
            <text:list-item>
              <text:p text:style-name="P2">in both sole code owner and collaborative roles</text:p>
            </text:list-item>
          </text:list>
        </text:list-item>
        <text:list-item>
          <text:p text:style-name="P1">Developing features, such as</text:p>
          <text:list text:style-name="L3">
            <text:list-item>
              <text:p text:style-name="P3">complex business logic</text:p>
            </text:list-item>
            <text:list-item>
              <text:p text:style-name="P3">touch and swipe interac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 interface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assets</text:p>
            </text:list-item>
            <text:list-item>
              <text:p text:style-name="P3">optimized load times via vanilla.js landing pages, on-demand asset loading, bundling, and compression</text:p>
            </text:list-item>
            <text:list-item>
              <text:p text:style-name="P3">unit tests</text:p>
            </text:list-item>
          </text:list>
        </text:list-item>
        <text:list-item>
          <text:p text:style-name="P1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remote debugging console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build and 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1">Owning entire Git codebases</text:p>
        </text:list-item>
        <text:list-item>
          <text:p text:style-name="P1">Sharing Git codebases with other front-end engineers</text:p>
        </text:list-item>
        <text:list-item>
          <text:p text:style-name="P1">Conducting A/B tests</text:p>
        </text:list-item>
        <text:list-item>
          <text:p text:style-name="P1">Tweaking designs based on test results</text:p>
        </text:list-item>
        <text:list-item>
          <text:p text:style-name="P1">Organizing project roadmaps</text:p>
        </text:list-item>
        <text:list-item>
          <text:p text:style-name="P1">Transferring architecture and features between separate projects</text:p>
        </text:list-item>
        <text:list-item>
          <text:p text:style-name="P1">Writing detailed specification documents for backend developers</text:p>
        </text:list-item>
        <text:list-item>
          <text:p text:style-name="P1">Collaborating with backend developers on API modeling</text:p>
        </text:list-item>
        <text:list-item>
          <text:p text:style-name="P1">Collaborating closely with designers on product features</text:p>
        </text:list-item>
        <text:list-item>
          <text:p text:style-name="P1">Styling CSS with pixel perfect alignment against designer files</text:p>
        </text:list-item>
      </text:list>
      <text:h text:style-name="Heading_20_4" text:outline-level="4">BernieSelfie.com (side project) - creator, July 2015 - Present</text:h>
      <text:list text:style-name="L5">
        <text:list-item>
          <text:p text:style-name="P5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6">
        <text:list-item>
          <text:p text:style-name="P6">Owning the Angular codebase for two single page apps</text:p>
        </text:list-item>
        <text:list-item>
          <text:p text:style-name="P6">Delegating tasks to other frontend engineers</text:p>
        </text:list-item>
        <text:list-item>
          <text:p text:style-name="P6">Coordinating production deployment with backend</text:p>
        </text:list-item>
        <text:list-item>
          <text:p text:style-name="P6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7">
        <text:list-item>
          <text:p text:style-name="P7">Launching a social networking platform</text:p>
        </text:list-item>
        <text:list-item>
          <text:p text:style-name="P7">Coordinating business needs with lawyer, accountant, and consultants</text:p>
        </text:list-item>
        <text:list-item>
          <text:p text:style-name="P7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8">
        <text:list-item>
          <text:p text:style-name="P8">Serving E-commerce clients such as Lowe’s Home Improvement and Adorama</text:p>
        </text:list-item>
        <text:list-item>
          <text:p text:style-name="P8">Doing agile with daily scrum calls, sprint planning/review, and demos for executive product owners</text:p>
        </text:list-item>
        <text:list-item>
          <text:p text:style-name="P8">Flying to client corporate headquarters for onsite consulting</text:p>
        </text:list-item>
        <text:list-item>
          <text:p text:style-name="P8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9">
        <text:list-item>
          <text:p text:style-name="P9">Developing social portals for such clients as:</text:p>
          <text:list text:style-name="L10">
            <text:list-item>
              <text:p text:style-name="P10">The Doctor Oz TV Show</text:p>
            </text:list-item>
            <text:list-item>
              <text:p text:style-name="P10">MIT University</text:p>
            </text:list-item>
            <text:list-item>
              <text:p text:style-name="P10">Penguin publishers</text:p>
            </text:list-item>
            <text:list-item>
              <text:p text:style-name="P10">Book Of Cool</text:p>
            </text:list-item>
            <text:list-item>
              <text:p text:style-name="P10">Squabbler</text:p>
            </text:list-item>
            <text:list-item>
              <text:p text:style-name="P10">Sharecare</text:p>
            </text:list-item>
            <text:list-item>
              <text:p text:style-name="P10">Leap4Life</text:p>
            </text:list-item>
          </text:list>
        </text:list-item>
        <text:list-item>
          <text:p text:style-name="P9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1">
        <text:list-item>
          <text:p text:style-name="P11">developing mobile and desktop e-commerce web frontend</text:p>
        </text:list-item>
      </text:list>
      <text:h text:style-name="Heading_20_4" text:outline-level="4">Epoch (band) - Guitarist, September 2003 - October 2006</text:h>
      <text:list text:style-name="L12">
        <text:list-item>
          <text:p text:style-name="P12">writing songs</text:p>
        </text:list-item>
        <text:list-item>
          <text:p text:style-name="P12">engineering audio</text:p>
        </text:list-item>
        <text:list-item>
          <text:p text:style-name="P12">producing albums</text:p>
        </text:list-item>
        <text:list-item>
          <text:p text:style-name="P12">performing shows</text:p>
        </text:list-item>
        <text:list-item>
          <text:p text:style-name="P12">building and programming electronic instruments</text:p>
        </text:list-item>
        <text:list-item>
          <text:p text:style-name="P12">creating the band’s website</text:p>
        </text:list-item>
      </text:list>
      <text:h text:style-name="Heading_20_4" text:outline-level="4">Regeneron (pharmaceuticals) - Graphic designer, July 2000 - October 2005</text:h>
      <text:list text:style-name="L13">
        <text:list-item>
          <text:p text:style-name="P13">Designing logos, banners, posters, fliers and presentation materials</text:p>
        </text:list-item>
        <text:list-item>
          <text:p text:style-name="P13">Preparing images for patent submission</text:p>
        </text:list-item>
        <text:list-item>
          <text:p text:style-name="P13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